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5pt"/>
    </style:style>
    <style:style style:name="co2" style:family="table-column">
      <style:table-column-properties fo:break-before="auto" style:column-width="169.34pt"/>
    </style:style>
    <style:style style:name="co3" style:family="table-column">
      <style:table-column-properties fo:break-before="auto" style:column-width="172.69pt"/>
    </style:style>
    <style:style style:name="co4" style:family="table-column">
      <style:table-column-properties fo:break-before="auto" style:column-width="176.54pt"/>
    </style:style>
    <style:style style:name="co5" style:family="table-column">
      <style:table-column-properties fo:break-before="auto" style:column-width="231.79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74.6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language-complex="hi" style:country-complex="IN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Noto Sans CJK SC Regular" style:font-name-complex="FreeSans" style:font-size-asian="10pt" style:font-size-complex="10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ESP32-PoE-ISO_Rev_B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,R11,R12,R1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4,R46,R4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R/5%/0.25W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43,R4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20,R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5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,R8,R14,R15,R31,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0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2</text:p>
          </table:table-cell>
          <table:table-cell table:number-columns-repeated="1020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1,R2,R6,R18,R19,R25,</text:span><text:span text:style-name="T2">R32</text:span>,R36,</text:p>
            <text:p>R37,R39,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.5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,R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,C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6,C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.0nF/3kV/10%/X7R/SMD/1808</text:p>
            <text:p>(VISHAY-VJ1808Y102KBHAT4X</text:p>
            <text:p>_Farnell-2407291)</text:p>
          </table:table-cell>
          <table:table-cell table:style-name="ce12" office:value-type="string" calcext:value-type="string">
            <text:p>C_1808(4520)_5MIL_DWS_ISO</text:p>
          </table:table-cell>
          <table:table-cell table:style-name="ce12" office:value-type="string" calcext:value-type="string">
            <text:p>C20,C2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F/16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,C11,C14,C15,C16,C18,C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/100V/20%/C1206</text:p>
          </table:table-cell>
          <table:table-cell office:value-type="string" calcext:value-type="string">
            <text:p>C_1206_5MIL_DWS</text:p>
          </table:table-cell>
          <table:table-cell office:value-type="string" calcext:value-type="string">
            <text:p>C24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1uF/10V/20%/X5R/C0603</text:p>
          </table:table-cell>
          <table:table-cell table:style-name="ce16" office:value-type="string" calcext:value-type="string">
            <text:p>C_0603_5MIL_DWS</text:p>
          </table:table-cell>
          <table:table-cell table:style-name="ce16" office:value-type="string" calcext:value-type="string">
            <text:p>C3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F/100V/20%/X7R/C1206</text:p>
            <text:p>(AVX_12061C225KAT2A_Comet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uF/100V/20%/RM2.5/6.3x11mm</text:p>
            <text:p>(Farnell:1281844)</text:p>
          </table:table-cell>
          <table:table-cell office:value-type="string" calcext:value-type="string">
            <text:p>CPOL-RM2.5mm_6.3x11mm_PTH</text:p>
          </table:table-cell>
          <table:table-cell office:value-type="string" calcext:value-type="string">
            <text:p>C2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6,C7,C9,C10,C13,C19,C22,C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80uF/10V/20%/105C/</text:p>
            <text:p>RM3.5/8x11.5mm</text:p>
          </table:table-cell>
          <table:table-cell office:value-type="string" calcext:value-type="string">
            <text:p>CPOL-RM3.5mm_8.0x11.5mm_PTH</text:p>
          </table:table-cell>
          <table:table-cell office:value-type="string" calcext:value-type="string">
            <text:p>C29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=72mR/20%/</text:p>
            <text:p>3.00x3.00x1.50mm/</text:p>
            <text:p>CD32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3uH/2.1A/DCR=0.1R/20%/</text:p>
            <text:p>DBS135(PD3316MT330)</text:p>
          </table:table-cell>
          <table:table-cell office:value-type="string" calcext:value-type="string">
            <text:p>DBS135</text:p>
          </table:table-cell>
          <table:table-cell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3,L5,L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C114YKA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Q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S4/SOD-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S510/100V/5A/0.85V/</text:p>
            <text:p>DO214AB(SMC)</text:p>
          </table:table-cell>
          <table:table-cell office:value-type="string" calcext:value-type="string">
            <text:p>DO214AB(SMC)_1(K)-2(A)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,D3,D6,D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RG1,AC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NK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</text:p>
            <text:p>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SP32-WROOM-32D-4MB</text:p>
          </table:table-cell>
          <table:table-cell office:value-type="string" calcext:value-type="string">
            <text:p>ESP-WROOM-32_MODULE</text:p>
          </table:table-cell>
          <table:table-cell table:style-name="ce12"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505S-2WR2(SIP-7)</text:p>
          </table:table-cell>
          <table:table-cell office:value-type="string" calcext:value-type="string">
            <text:p>SIP-7_Universal</text:p>
          </table:table-cell>
          <table:table-cell office:value-type="string" calcext:value-type="string">
            <text:p>DCD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3402-B-GM(QFN-20_5x5mm)</text:p>
          </table:table-cell>
          <table:table-cell office:value-type="string" calcext:value-type="string">
            <text:p>QFN-20_5x5mm(Si3402-B-GM)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</text:p>
            <text:p>0.90mm_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FC-9P-1.7H(ATFFS150A01BR016)</text:p>
          </table:table-cell>
          <table:table-cell office:value-type="string" calcext:value-type="string">
            <text:p>uSD(TFC-9P-1.xH</text:p>
            <text:p>(ATFFS150A01BR016))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JP-003TC1(LPJ4112CNL)-</text:p>
            <text:p>–Pin&lt;7&gt;_and_&lt;8&gt;_to_be_CUT!!!</text:p>
          </table:table-cell>
          <table:table-cell table:style-name="ce12" office:value-type="string" calcext:value-type="string">
            <text:p>RJP-003TC1(LPJ4112CNL)-</text:p>
            <text:p>ISO(Pin(7)and(8)CUT)</text:p>
          </table:table-cell>
          <table:table-cell table:style-name="ce12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NS(HN1x10)</text:p>
          </table:table-cell>
          <table:table-cell table:style-name="ce12" office:value-type="string" calcext:value-type="string">
            <text:p>HN1x10</text:p>
          </table:table-cell>
          <table:table-cell table:style-name="ce12"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RST1,BU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9.9R/1%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table:style-name="ce12"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7</text:p>
          </table:table-cell>
          <table:table-cell table:number-columns-repeated="1020"/>
        </table:table-row>
        <table:table-row table:style-name="ro1" table:number-rows-repeated="51">
          <table:table-cell table:style-name="ce3"/>
          <table:table-cell table:style-name="Default" table:number-columns-repeated="102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15:35:34.034807305">00:00:00</text:time></text:span></text:p>
        </style:region-left>
        <style:region-center>
          <text:p><text:span text:style-name="MT1">ESP32-PoE-ISO_Rev_D-BOM</text:span></text:p>
        </style:region-center>
        <style:region-right>
          <text:p><text:span text:style-name="MT2"><text:date style:data-style-name="N2" text:date-value="2019-12-18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5:35:34.039449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8T15:46:33.920270515</dc:date>
    <meta:editing-duration>PT3H31M23S</meta:editing-duration>
    <meta:editing-cycles>88</meta:editing-cycles>
    <meta:document-statistic meta:table-count="1" meta:cell-count="252" meta:object-count="0"/>
  </office:meta>
</office:document-meta>
</file>